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A Word About Love (13:1-6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A Word About Love (13:1-6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ositive (13:1-4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ositive (13:1-4):<text:s text:c="1"/></text:span><text:span text:style-name="a452" text:class-names=""/></text:p>
          </draw:text-box>
          <svg:title/>
          <svg:desc/>
        </draw:frame>
        <draw:frame draw:id="id88" presentation:style-name="a470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Each other (13:1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Strangers (13:2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Prisoners (13:3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Our spouse (13:4)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4" draw:style-name="a471" draw:master-page-name="Master1-Layout12-tx-Title-and-Text" presentation:presentation-page-layout-name="Master1-PPL12" draw:id="Slide-259">
        <draw:frame draw:id="id89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A Word About Love (13:1-6)<text:s text:c="1"/></text:span><text:span text:style-name="a473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Positive (13:1-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Negative (13:5-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Negative (13:5-6)<text:s text:c="1"/></text:span><text:span text:style-name="a488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What we are not to love (13:5a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Why we are not to love it (13:5b-6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<text:s text:c="1"/>Why we are not to love it (13:5b-6):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God has promised never to forsake us (13:5b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God has promised to be our helper (13:6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Negative (13:5-6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What we are not to love (13:5a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y we are not to love it (13:5b-6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A Word About Love (13:1-6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Positive (13:1-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Negative (13:5-6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Hebrews 13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A Word About Love (13:1-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A Word About Leaders (13:7, 17-19, 22-25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A Word About Leaders (13:7, 17-19, 22-25)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author tells his readers to honor and obey the spiritual leaders of their church (13:7, 17).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author tells his readers to honor and obey the spiritual leaders of their church (13:7, 17).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Let them serve as role models (13:7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Submit to their authority (13:17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A Word About Leaders (13:7, 17-19, 22-25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author tells his readers to honor and obey the spiritual leaders of their church (13:7, 17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author tells his readers to pray for the spiritual leaders outside their church (13:18-19, 22-25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author tells his readers to pray for the spiritual leaders outside their church (13:18-19, 22-25).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He refers to himself (13:18-19, 22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e refers to Timothy (13:23-25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A Word About Leaders (13:7, 17-19, 22-25)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author tells his readers to honor and obey the spiritual leaders of their church (13:7, 17).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author tells his readers to pray for the spiritual leaders outside their church (13:18-19, 22-25).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2-tx-Title-and-Text" presentation:presentation-page-layout-name="Master1-PPL12" draw:id="Slide-270">
        <draw:frame draw:id="id111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Hebrews 13<text:s text:c="1"/></text:span><text:span text:style-name="a633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A Word About Love (13:1-6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A Word About Leaders (13:7, 17-19, 22-25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A Word about legalism (13:9-1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6" draw:style-name="a649" draw:master-page-name="Master1-Layout12-tx-Title-and-Text" presentation:presentation-page-layout-name="Master1-PPL12" draw:id="Slide-271">
        <draw:frame draw:id="id113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A Word about legalism (13:9-11):<text:s text:c="1"/></text:span><text:span text:style-name="a651" text:class-names=""/></text:p>
          </draw:text-box>
          <svg:title/>
          <svg:desc/>
        </draw:frame>
        <draw:frame draw:id="id114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Negative (13:11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Positive (13:9-10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7" draw:style-name="a664" draw:master-page-name="Master1-Layout12-tx-Title-and-Text" presentation:presentation-page-layout-name="Master1-PPL12" draw:id="Slide-272">
        <draw:frame draw:id="id115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Hebrews 13<text:s text:c="1"/></text:span><text:span text:style-name="a666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A Word About Love (13:1-6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 Word About Leaders (13:7, 17-19, 22-25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A Word about legalism (13:9-11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A Word About Lordship (13:8, 12-16, 20-21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-title-Title-Slide" presentation:presentation-page-layout-name="Master1-PPL1" draw:id="Slide-273">
        <draw:frame draw:id="id117" presentation:style-name="a689" draw:name="Title 1" svg:x="1.38in" svg:y="0.83in" svg:width="10.3in" svg:height="4.42in" presentation:class="title" presentation:placeholder="false">
          <draw:text-box>
            <text:p text:style-name="a688" text:class-names="" text:cond-style-name=""><text:span text:style-name="a686" text:class-names="">A Word About Lordship (13:8, 12-16, 20-21)<text:s text:c="1"/></text:span><text:span text:style-name="a687" text:class-names=""/></text:p>
          </draw:text-box>
          <svg:title/>
          <svg:desc/>
        </draw:frame>
        <draw:frame draw:id="id118" presentation:style-name="a694" draw:name="Subtitle 2" svg:x="1.38in" svg:y="5.25in" svg:width="10.3in" svg:height="1.85in" presentation:class="subtitle" presentation:placeholder="false">
          <draw:text-box>
            <text:p text:style-name="a691" text:class-names="" text:cond-style-name=""><text:span text:style-name="a690" text:class-names=""><text:s text:c="1"/>The Shepherd of the fold (13:8, 12, 20-21)<text:s text:c="1"/></text:span></text:p>
            <text:p text:style-name="a693" text:class-names="" text:cond-style-name=""><text:span text:style-name="a692" text:class-names=""/></text:p>
          </draw:text-box>
          <svg:title/>
          <svg:desc/>
        </draw:frame>
      </draw:page>
      <draw:page draw:name="Slide19" draw:style-name="a695" draw:master-page-name="Master1-Layout12-tx-Title-and-Text" presentation:presentation-page-layout-name="Master1-PPL12" draw:id="Slide-274">
        <draw:frame draw:id="id119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The Shepherd of the fold (13:8, 12, 20-21)<text:s text:c="1"/></text:span><text:span text:style-name="a697" text:class-names=""/></text:p>
          </draw:text-box>
          <svg:title/>
          <svg:desc/>
        </draw:frame>
        <draw:frame draw:id="id120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Who he is (13:8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What he has done (13:12, 20-21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20" draw:style-name="a710" draw:master-page-name="Master1-Layout12-tx-Title-and-Text" presentation:presentation-page-layout-name="Master1-PPL12" draw:id="Slide-275">
        <draw:frame draw:id="id121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What he has done (13:12, 20-21)<text:s text:c="1"/></text:span><text:span text:style-name="a712" text:class-names=""/></text:p>
          </draw:text-box>
          <svg:title/>
          <svg:desc/>
        </draw:frame>
        <draw:frame draw:id="id122" presentation:style-name="a724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He once redeemed us (13:12, 20).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He now equips us (13:21).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/></text:p>
              </text:list-item>
            </text:list>
          </draw:text-box>
          <svg:title/>
          <svg:desc/>
        </draw:frame>
      </draw:page>
      <draw:page draw:name="Slide21" draw:style-name="a725" draw:master-page-name="Master1-Layout12-tx-Title-and-Text" presentation:presentation-page-layout-name="Master1-PPL12" draw:id="Slide-276">
        <draw:frame draw:id="id123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The Shepherd of the fold (13:8, 12, 20-21)<text:s text:c="1"/></text:span><text:span text:style-name="a727" text:class-names=""/></text:p>
          </draw:text-box>
          <svg:title/>
          <svg:desc/>
        </draw:frame>
        <draw:frame draw:id="id124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Who he is (13:8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What he has done (13:12, 20-21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2" draw:style-name="a740" draw:master-page-name="Master1-Layout12-tx-Title-and-Text" presentation:presentation-page-layout-name="Master1-PPL12" draw:id="Slide-277">
        <draw:frame draw:id="id125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A Word About Lordship (13:8, 12-16, 20-21)<text:s text:c="1"/></text:span><text:span text:style-name="a742" text:class-names=""/></text:p>
          </draw:text-box>
          <svg:title/>
          <svg:desc/>
        </draw:frame>
        <draw:frame draw:id="id126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The Shepherd of the fold (13:8, 12, 20-21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The sheep in the fold (13:13-16)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3" draw:style-name="a755" draw:master-page-name="Master1-Layout1-title-Title-Slide" presentation:presentation-page-layout-name="Master1-PPL1" draw:id="Slide-278">
        <draw:frame draw:id="id127" presentation:style-name="a759" draw:name="Title 1" svg:x="1.38in" svg:y="0.83in" svg:width="10.3in" svg:height="4.42in" presentation:class="title" presentation:placeholder="false">
          <draw:text-box>
            <text:p text:style-name="a758" text:class-names="" text:cond-style-name=""><text:span text:style-name="a756" text:class-names=""><text:s text:c="1"/>The sheep in the fold (13:13-16)<text:s text:c="1"/></text:span><text:span text:style-name="a757" text:class-names=""/></text:p>
          </draw:text-box>
          <svg:title/>
          <svg:desc/>
        </draw:frame>
        <draw:frame draw:id="id128" presentation:style-name="a764" draw:name="Subtitle 2" svg:x="1.38in" svg:y="5.25in" svg:width="10.3in" svg:height="1.85in" presentation:class="subtitle" presentation:placeholder="false">
          <draw:text-box>
            <text:p text:style-name="a761" text:class-names="" text:cond-style-name=""><text:span text:style-name="a760" text:class-names=""><text:s text:c="1"/>We are to live for him down here (13:13, 15-16).<text:s text:c="1"/></text:span></text:p>
            <text:p text:style-name="a763" text:class-names="" text:cond-style-name=""><text:span text:style-name="a762" text:class-names=""/></text:p>
          </draw:text-box>
          <svg:title/>
          <svg:desc/>
        </draw:frame>
      </draw:page>
      <draw:page draw:name="Slide24" draw:style-name="a765" draw:master-page-name="Master1-Layout12-tx-Title-and-Text" presentation:presentation-page-layout-name="Master1-PPL12" draw:id="Slide-279">
        <draw:frame draw:id="id129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We are to live for him down here (13:13, 15-16).<text:s text:c="1"/></text:span><text:span text:style-name="a767" text:class-names=""/></text:p>
          </draw:text-box>
          <svg:title/>
          <svg:desc/>
        </draw:frame>
        <draw:frame draw:id="id130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We are to suffer for him (13:13).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We are to sacrifice to him (13:15-16).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5" draw:style-name="a780" draw:master-page-name="Master1-Layout12-tx-Title-and-Text" presentation:presentation-page-layout-name="Master1-PPL12" draw:id="Slide-280">
        <draw:frame draw:id="id131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<text:s text:c="1"/>We are to sacrifice to him (13:15-16).<text:s text:c="1"/></text:span><text:span text:style-name="a782" text:class-names=""/></text:p>
          </draw:text-box>
          <svg:title/>
          <svg:desc/>
        </draw:frame>
        <draw:frame draw:id="id132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The sacrifice of our words (13:15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The sacrifice of our works (13:16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6" draw:style-name="a795" draw:master-page-name="Master1-Layout12-tx-Title-and-Text" presentation:presentation-page-layout-name="Master1-PPL12" draw:id="Slide-281">
        <draw:frame draw:id="id133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<text:s text:c="1"/>We are to live for him down here (13:13, 15-16).<text:s text:c="1"/></text:span><text:span text:style-name="a797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<text:s text:c="1"/>We are to suffer for him (13:13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We are to sacrifice to him (13:15-16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<text:s text:c="1"/>The sheep in the fold (13:13-16)<text:s text:c="1"/></text:span><text:span text:style-name="a812" text:class-names=""/></text:p>
          </draw:text-box>
          <svg:title/>
          <svg:desc/>
        </draw:frame>
        <draw:frame draw:id="id136" presentation:style-name="a824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<text:s text:c="1"/>We are to live for him down here (13:13, 15-16)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We are to look forward to living with him up there (13:14):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/></text:p>
              </text:list-item>
            </text:list>
          </draw:text-box>
          <svg:title/>
          <svg:desc/>
        </draw:frame>
      </draw:page>
      <draw:page draw:name="Slide28" draw:style-name="a825" draw:master-page-name="Master1-Layout12-tx-Title-and-Text" presentation:presentation-page-layout-name="Master1-PPL12" draw:id="Slide-283">
        <draw:frame draw:id="id137" presentation:style-name="a829" draw:name="Title 1" svg:x="1.38in" svg:y="0.4in" svg:width="10.6in" svg:height="1.44965in" presentation:class="title" presentation:placeholder="false">
          <draw:text-box>
            <text:p text:style-name="a828" text:class-names="" text:cond-style-name=""><text:span text:style-name="a826" text:class-names="">A Word About Lordship (13:8, 12-16, 20-21)<text:s text:c="1"/></text:span><text:span text:style-name="a827" text:class-names=""/></text:p>
          </draw:text-box>
          <svg:title/>
          <svg:desc/>
        </draw:frame>
        <draw:frame draw:id="id138" presentation:style-name="a839" draw:name="Text Placeholder 2" svg:x="1.38in" svg:y="2in" svg:width="9.4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<text:s text:c="1"/>The Shepherd of the fold (13:8, 12, 20-21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The sheep in the fold (13:13-16)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9" draw:style-name="a840" draw:master-page-name="Master1-Layout12-tx-Title-and-Text" presentation:presentation-page-layout-name="Master1-PPL12" draw:id="Slide-284">
        <draw:frame draw:id="id139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Hebrews 13<text:s text:c="1"/></text:span><text:span text:style-name="a842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A Word About Love (13:1-6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A Word About Leaders (13:7, 17-19, 22-25)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A Word about legalism (13:9-1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A Word About Lordship (13:8, 12-16, 20-21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13 </dc:title>
    <meta:initial-creator>David STRICKLAND</meta:initial-creator>
    <dc:creator>David STRICKLAND</dc:creator>
    <meta:creation-date>2020-02-23T23:13:22Z</meta:creation-date>
    <dc:date>2020-02-23T23:13:22Z</dc:date>
    <meta:template xlink:href="BibleStudy" xlink:type="simple"/>
    <meta:editing-cycles>1</meta:editing-cycles>
    <meta:editing-duration>PT0S</meta:editing-duration>
    <meta:document-statistic meta:paragraph-count="89" meta:word-count="855"/>
  </office:meta>
</office:document-meta>
</file>